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807a" officeooo:paragraph-rsid="000e807a"/>
    </style:style>
    <style:style style:name="T1" style:family="text">
      <style:text-properties officeooo:rsid="00106ce4"/>
    </style:style>
    <style:style style:name="T2" style:family="text">
      <style:text-properties officeooo:rsid="00109e2d"/>
    </style:style>
    <style:style style:name="T3" style:family="text">
      <style:text-properties officeooo:rsid="00116fff"/>
    </style:style>
    <style:style style:name="T4" style:family="text">
      <style:text-properties officeooo:rsid="001359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j otac je se rodio 1956 u <text:span text:style-name="T1">Ilinoj.</text:span> On je bio drugo dijete od troje djece. <text:span text:style-name="T1">Njegova sestra stara zove se Kandis, i sestra mlada zove se Kris. Otac moja otca zove se ǅon, i majka moja otca zove se Katerin. Kada moj otac napunio 4 ili 5 godina, oni se preselili u Kalifornju. Moj </text:span><text:span text:style-name="T2">djed je bio Marine SAD za Korejski rat, tako on je vrlo strog. Zato što on je vrlo strog, ni moj otac ni njegove setre ne je se slagali mojog djedom. Poslije moj otac i moj djed je se borili, moj otac je išao sa biciklom satima. </text:span><text:span text:style-name="T3">Kada moj otac napunio 17 godina, je išao u Berkli za fakultet. </text:span><text:span text:style-name="T4">U fakultetu, moj otac je počeo raditi žongliranje. On je postao tako dobro koje on je skomo biti regrutovati ići u cirku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s" fo:country="B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bs" fo:country="B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4:06:20.097654960</meta:creation-date>
    <dc:date>2023-05-02T15:38:00.046091150</dc:date>
    <meta:editing-duration>PT38M41S</meta:editing-duration>
    <meta:editing-cycles>1</meta:editing-cycles>
    <meta:document-statistic meta:table-count="0" meta:image-count="0" meta:object-count="0" meta:page-count="1" meta:paragraph-count="1" meta:word-count="136" meta:character-count="692" meta:non-whitespace-character-count="556"/>
    <meta:generator>LibreOffice/7.3.6.2$Linux_X86_64 LibreOffice_project/30$Build-2</meta:generator>
  </office:meta>
</office:document-meta>
</file>